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7-03-20_24-36-0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20_13-01-28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7-03-20_12-20-4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3-20_12-17-0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20_11-54-49_000.jpg</text:p>
          </table:table-cell>
          <table:table-cell table:style-name="ce1" office:value-type="string">
            <text:p>:m music / 楽譜メモ / kb / boogie p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3-20_11-54-37_000.jpg</text:p>
          </table:table-cell>
          <table:table-cell office:value-type="string">
            <text:p>:m music / log / kb / done / N+ / 201703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3-20_10-33-4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20_10-15-4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3-20_10-15-4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20_10-15-4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3-20_10-15-4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3-20_10-15-4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20_09-48-08_000.jpg</text:p>
          </table:table-cell>
          <table:table-cell office:value-type="string">
            <text:p>:tome <text:s/>/ 方針 / やろう　⇒　電気主任、他；　やらない　⇒　計量士、他；　電子回路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3-20_04-20-37_010.jpg</text:p>
          </table:table-cell>
          <table:table-cell office:value-type="string">
            <text:p>:m 電験３種 / 4#1 1*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19_24-10-15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3-19_23-39-31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7-03-19_23-22-31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7-03-19_23-22-30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19_23-20-09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19_23-07-37_01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19_23-07-37_01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19_23-07-37_01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19_23-07-37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19_23-07-0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7-03-19_22-57-39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3-19_21-20-2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19_21-01-31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3-19_19-48-42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3-19_19-26-14_000.jpg</text:p>
          </table:table-cell>
          <table:table-cell table:style-name="ce3" office:value-type="string">
            <text:p>:m 保管場所 / ボタン型電池　LR1130　/ 机の引き出し　=&gt;　上から１番目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3-19_19-25-37_012.jpg</text:p>
          </table:table-cell>
          <table:table-cell office:value-type="string">
            <text:p>:m other / 文書 / 目覚まし時計　デジタル　説明書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3-19_19-25-37_011.jpg</text:p>
          </table:table-cell>
          <table:table-cell office:value-type="string">
            <text:p>:m other / 文書 / 目覚まし時計　デジタル　説明書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3-19_18-06-45_000.jpg</text:p>
          </table:table-cell>
          <table:table-cell table:style-name="ce1" office:value-type="string">
            <text:p>:m 1*1 RES / free# 3WSUBV 7#1 / ヘブライ語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3-19_17-46-27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3-19_13-03-47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3-19_12-48-34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3-19_12-01-0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3-19_11-38-17_000.jpg</text:p>
          </table:table-cell>
          <table:table-cell table:style-name="ce1" office:value-type="string">
            <text:p>:m music / 楽譜メモ / kb / et-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3-19_11-37-32_000.jpg</text:p>
          </table:table-cell>
          <table:table-cell table:style-name="ce1" office:value-type="string">
            <text:p>:m music / 楽譜メモ / kb / boogie p.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7-03-19_11-37-09_000.jpg</text:p>
          </table:table-cell>
          <table:table-cell office:value-type="string">
            <text:p>:m music / log / kb / done / N+ / 2017031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19_09-50-37_009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3-19_09-50-37_008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3-19_09-50-37_007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3-19_09-50-36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3-19_09-50-1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3-19_09-37-56_000.jpg</text:p>
          </table:table-cell>
          <table:table-cell office:value-type="string">
            <text:p>:m :PHOTO 起きた時刻 / 2017031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3-19_02-46-37_006.jpg</text:p>
          </table:table-cell>
          <table:table-cell table:style-name="ce1" office:value-type="string">
            <text:p>:m 電験３種 / 3#1 2*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7-03-19_02-46-37_005.jpg</text:p>
          </table:table-cell>
          <table:table-cell table:style-name="ce3" office:value-type="string">
            <text:p>:m 電験３種 / 3#1 1*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3-19_01-44-37_004.jpg</text:p>
          </table:table-cell>
          <table:table-cell table:style-name="ce1" office:value-type="string">
            <text:p>:m 1*1 RES / free# 3WSUBV 7#1 / ヘブライ語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3-18_23-56-54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3-18_23-56-54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3-18_23-56-54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3-18_23-56-54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3-18_23-56-54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3-18_21-13-32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3-18_20-06-39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7-03-18_18-39-37_003.jpg</text:p>
          </table:table-cell>
          <table:table-cell office:value-type="string">
            <text:p>:m music / log / kb / done / N+ / 20170318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3-18_18-38-37_002.jpg</text:p>
          </table:table-cell>
          <table:table-cell table:style-name="ce1" office:value-type="string">
            <text:p>:m music / 楽譜メモ / kb / et-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3-18_17-20-29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3-18_16-55-19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7-03-18_16-43-54_006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3-18_16-43-04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3-18_09-05-37_001.jpg</text:p>
          </table:table-cell>
          <table:table-cell office:value-type="string">
            <text:p>:m other / お金 / 貯金から取り崩した金額　700円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3-18_08-00-58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17-03-18_07-10-5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017-03-18_06-44-54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017-03-18_06-44-54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3-18_06-44-54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3-18_06-44-54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3-18_06-44-54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3-18_00-45-54_000.jpg</text:p>
          </table:table-cell>
          <table:table-cell table:style-name="ce1" office:value-type="string">
            <text:p>:m 1*1 RES / free# 3UV2SY 1#1 / アラビア語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3-17_23-31-42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3-17_23-19-53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3-17_23-19-53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3-17_23-19-53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3-17_23-19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3-17_23-19-36_000.jpg</text:p>
          </table:table-cell>
          <table:table-cell office:value-type="string">
            <text:p>:m 記録 / 身体　顔　ヒフ / アトピー / 状況　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17/03/20</text:date>, <text:time>14:0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4:06:33.18</dc:date>
    <dc:creator>岩淵 謙</dc:creator>
    <meta:generator>OpenOffice/4.1.3$Win32 OpenOffice.org_project/413m1$Build-9783</meta:generator>
    <meta:editing-duration>PT34M55S</meta:editing-duration>
    <meta:editing-cycles>16</meta:editing-cycles>
    <meta:document-statistic meta:table-count="1" meta:cell-count="231" meta:object-count="0"/>
    <meta:user-defined meta:name="qrichtext">1</meta:user-defined>
  </office:meta>
</office:document-meta>
</file>